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2" style:family="paragraph" style:parent-style-name="Heading_20_3">
      <style:text-properties officeooo:paragraph-rsid="001ad4f1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ad4f1"/>
    </style:style>
    <style:style style:name="P9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 style:list-style-name="L7"/>
    <style:style style:name="P11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Preformatted_20_Text" style:list-style-name="L15">
      <style:paragraph-properties fo:margin-top="0cm" fo:margin-bottom="0.499cm" style:contextual-spacing="false" style:writing-mode="lr-tb"/>
    </style:style>
    <style:style style:name="P14" style:family="paragraph" style:parent-style-name="Preformatted_20_Text" style:list-style-name="L1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Preformatted_20_Text" style:list-style-name="L15">
      <style:paragraph-properties fo:margin-left="0cm" fo:margin-right="0cm" fo:text-indent="0cm" style:auto-text-indent="false" style:writing-mode="lr-tb"/>
    </style:style>
    <style:style style:name="P16" style:family="paragraph" style:parent-style-name="Preformatted_20_Text" style:list-style-name="L16"/>
    <style:style style:name="P17" style:family="paragraph" style:parent-style-name="Standard">
      <style:text-properties fo:color="#800080" loext:opacity="100%" fo:font-size="28pt" fo:font-weight="bold" officeooo:rsid="0019ebb5" officeooo:paragraph-rsid="0019ebb5" style:font-size-asian="28pt" style:font-weight-asian="bold" style:font-size-complex="28pt" style:font-weight-complex="bold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paragraph-properties fo:margin-top="0cm" fo:margin-bottom="0cm" style:contextual-spacing="false"/>
    </style:style>
    <style:style style:name="P22" style:family="paragraph" style:parent-style-name="Text_20_body" style:list-style-name="L3"/>
    <style:style style:name="P23" style:family="paragraph" style:parent-style-name="Text_20_body" style:list-style-name="L3">
      <style:paragraph-properties fo:margin-top="0cm" fo:margin-bottom="0cm" style:contextual-spacing="false"/>
    </style:style>
    <style:style style:name="P24" style:family="paragraph" style:parent-style-name="Text_20_body" style:list-style-name="L4"/>
    <style:style style:name="P25" style:family="paragraph" style:parent-style-name="Text_20_body" style:list-style-name="L4">
      <style:paragraph-properties fo:margin-top="0cm" fo:margin-bottom="0cm" style:contextual-spacing="false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paragraph-properties fo:margin-top="0cm" fo:margin-bottom="0cm" style:contextual-spacing="false"/>
    </style:style>
    <style:style style:name="P28" style:family="paragraph" style:parent-style-name="Text_20_body" style:list-style-name="L5">
      <style:text-properties officeooo:paragraph-rsid="001ad4f1"/>
    </style:style>
    <style:style style:name="P29" style:family="paragraph" style:parent-style-name="Text_20_body" style:list-style-name="L5">
      <style:paragraph-properties fo:margin-top="0cm" fo:margin-bottom="0cm" style:contextual-spacing="false"/>
      <style:text-properties officeooo:paragraph-rsid="001ad4f1"/>
    </style:style>
    <style:style style:name="P30" style:family="paragraph" style:parent-style-name="Text_20_body" style:list-style-name="L6"/>
    <style:style style:name="P31" style:family="paragraph" style:parent-style-name="Text_20_body" style:list-style-name="L6">
      <style:paragraph-properties fo:margin-top="0cm" fo:margin-bottom="0cm" style:contextual-spacing="false"/>
    </style:style>
    <style:style style:name="P32" style:family="paragraph" style:parent-style-name="Text_20_body" style:list-style-name="L7"/>
    <style:style style:name="P33" style:family="paragraph" style:parent-style-name="Text_20_body" style:list-style-name="L7">
      <style:paragraph-properties fo:margin-top="0cm" fo:margin-bottom="0cm" style:contextual-spacing="false"/>
    </style:style>
    <style:style style:name="P34" style:family="paragraph" style:parent-style-name="Text_20_body" style:list-style-name="L8"/>
    <style:style style:name="P35" style:family="paragraph" style:parent-style-name="Text_20_body" style:list-style-name="L8">
      <style:paragraph-properties fo:margin-top="0cm" fo:margin-bottom="0cm" style:contextual-spacing="false"/>
    </style:style>
    <style:style style:name="P36" style:family="paragraph" style:parent-style-name="Text_20_body" style:list-style-name="L9"/>
    <style:style style:name="P37" style:family="paragraph" style:parent-style-name="Text_20_body" style:list-style-name="L10"/>
    <style:style style:name="P38" style:family="paragraph" style:parent-style-name="Text_20_body" style:list-style-name="L11"/>
    <style:style style:name="P39" style:family="paragraph" style:parent-style-name="Text_20_body" style:list-style-name="L12"/>
    <style:style style:name="P40" style:family="paragraph" style:parent-style-name="Text_20_body" style:list-style-name="L13"/>
    <style:style style:name="P41" style:family="paragraph" style:parent-style-name="Text_20_body" style:list-style-name="L14"/>
    <style:style style:name="P42" style:family="paragraph" style:parent-style-name="Text_20_body" style:list-style-name="L15"/>
    <style:style style:name="P43" style:family="paragraph" style:parent-style-name="Text_20_body" style:list-style-name="L16"/>
    <style:style style:name="P44" style:family="paragraph" style:parent-style-name="Text_20_body" style:list-style-name="L16">
      <style:paragraph-properties fo:margin-top="0cm" fo:margin-bottom="0cm" style:contextual-spacing="false"/>
    </style:style>
    <style:style style:name="P45" style:family="paragraph" style:parent-style-name="Text_20_body" style:list-style-name="L16">
      <style:text-properties officeooo:paragraph-rsid="001ad4f1"/>
    </style:style>
    <style:style style:name="P46" style:family="paragraph" style:parent-style-name="Text_20_body">
      <style:text-properties fo:color="#800080" loext:opacity="100%" fo:font-size="28pt" fo:font-weight="bold" officeooo:rsid="0019ebb5" officeooo:paragraph-rsid="0019ebb5" style:font-size-asian="28pt" style:font-weight-asian="bold" style:font-size-complex="28pt" style:font-weight-complex="bold"/>
    </style:style>
    <style:style style:name="T1" style:family="text">
      <style:text-properties officeooo:rsid="0019ebb5"/>
    </style:style>
    <style:style style:name="T2" style:family="text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background-color="#ffff38" loext:char-shading-value="0"/>
    </style:style>
    <style:style style:name="T4" style:family="text">
      <style:text-properties fo:background-color="#ffff38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IT Clone</text:p>
      <text:p text:style-name="P17"/>
      <text:p text:style-name="P46"><text:span text:style-name="T2">The </text:span><text:span text:style-name="Source_20_Text"><text:span text:style-name="T2">git clone</text:span></text:span><text:span text:style-name="T2"> command is one of the most commonly used commands in Git. It is used to create a local copy of a remote repository. Here's a detailed explanation of </text:span><text:span text:style-name="Source_20_Text"><text:span text:style-name="T2">git clone</text:span></text:span><text:span text:style-name="T2">, its options, and examples of scenarios in which it is used.</text:span></text:p>
      <text:p text:style-name="P1"/>
      <text:h text:style-name="Heading_20_3" text:outline-level="3"><text:span text:style-name="Strong_20_Emphasis">What Does </text:span><text:span text:style-name="Strong_20_Emphasis"><text:span text:style-name="Source_20_Text">git clone</text:span></text:span><text:span text:style-name="Strong_20_Emphasis"> Do?</text:span></text:h>
      <text:p text:style-name="Text_20_body">When you use <text:span text:style-name="Source_20_Text">git clone</text:span>, Git:</text:p>
      <text:list text:style-name="L1">
        <text:list-item>
          <text:p text:style-name="P19"><text:span text:style-name="Strong_20_Emphasis">Downloads the repository from a remote server</text:span> (e.g., GitHub, GitLab).</text:p>
        </text:list-item>
        <text:list-item>
          <text:p text:style-name="P19"><text:span text:style-name="Strong_20_Emphasis">Sets up a local repository</text:span> with all the files and version history from the remote.</text:p>
        </text:list-item>
        <text:list-item>
          <text:p text:style-name="P18">Automatically configures the remote connection (<text:span text:style-name="Source_20_Text">origin</text:span>) to the source repository.</text:p>
        </text:list-item>
      </text:list>
      <text:p text:style-name="Horizontal_20_Line"/>
      <text:h text:style-name="Heading_20_3" text:outline-level="3"><text:span text:style-name="Strong_20_Emphasis">Basic Syntax</text:span></text:h>
      <text:p text:style-name="P3"><text:span text:style-name="Source_20_Text"><text:span text:style-name="T4">git clone &lt;repository_url&gt;</text:span></text:span></text:p>
      <text:p text:style-name="Horizontal_20_Line"/>
      <text:h text:style-name="Heading_20_3" text:outline-level="3"><text:span text:style-name="Strong_20_Emphasis">Detailed Explanation of </text:span><text:span text:style-name="Strong_20_Emphasis"><text:span text:style-name="Source_20_Text">git clone</text:span></text:span><text:span text:style-name="Strong_20_Emphasis"> Options</text:span></text:h>
      <text:h text:style-name="Heading_20_4" text:outline-level="4">1. <text:span text:style-name="Strong_20_Emphasis">Cloning a Repository</text:span></text:h>
      <text:list text:style-name="L2">
        <text:list-header>
          <text:p text:style-name="P4"><text:span text:style-name="Source_20_Text"><text:span text:style-name="T4">git clone https://github.com/user/repo.git</text:span></text:span></text:p>
        </text:list-header>
        <text:list-item>
          <text:p text:style-name="P21"><text:span text:style-name="Strong_20_Emphasis">Scenario</text:span>:</text:p>
          <text:list>
            <text:list-item>
              <text:p text:style-name="P21">You want to work on a project hosted on GitHub.</text:p>
            </text:list-item>
          </text:list>
        </text:list-item>
        <text:list-item>
          <text:p text:style-name="P21"><text:span text:style-name="Strong_20_Emphasis">Effect</text:span>:</text:p>
          <text:list>
            <text:list-item>
              <text:p text:style-name="P20">Creates a local copy of the <text:span text:style-name="Source_20_Text">repo</text:span> repository in the current directory.</text:p>
            </text:list-item>
          </text:list>
        </text:list-item>
      </text:list>
      <text:h text:style-name="Heading_20_4" text:outline-level="4">2. <text:span text:style-name="Strong_20_Emphasis">Cloning into a Specific Directory</text:span></text:h>
      <text:list text:style-name="L3">
        <text:list-header>
          <text:p text:style-name="P5"><text:span text:style-name="Source_20_Text"><text:span text:style-name="T4">git clone https://github.com/user/repo.git my_project</text:span></text:span></text:p>
        </text:list-header>
        <text:list-item>
          <text:p text:style-name="P23"><text:span text:style-name="Strong_20_Emphasis">Scenario</text:span>:</text:p>
          <text:list>
            <text:list-item>
              <text:p text:style-name="P23">You want to clone the repository into a folder named <text:span text:style-name="Source_20_Text">my_project</text:span> instead of the default folder (<text:span text:style-name="Source_20_Text">repo</text:span>).</text:p>
            </text:list-item>
          </text:list>
        </text:list-item>
        <text:list-item>
          <text:p text:style-name="P23"><text:span text:style-name="Strong_20_Emphasis">Effect</text:span>:</text:p>
          <text:list>
            <text:list-item>
              <text:p text:style-name="P22">The local copy will be saved in <text:span text:style-name="Source_20_Text">my_project</text:span>.</text:p>
            </text:list-item>
          </text:list>
        </text:list-item>
      </text:list>
      <text:h text:style-name="Heading_20_4" text:outline-level="4">3. <text:span text:style-name="Strong_20_Emphasis">Cloning a Specific Branch</text:span></text:h>
      <text:list text:style-name="L4">
        <text:list-header>
          <text:p text:style-name="P6"><text:span text:style-name="Source_20_Text"><text:span text:style-name="T4">git clone -b &lt;branch_name&gt; &lt;repository_url&gt;</text:span></text:span></text:p>
          <text:p text:style-name="P6"><text:span text:style-name="Source_20_Text"><text:span text:style-name="T4">git clone -b feature-branch https://github.com/user/repo.git</text:span></text:span></text:p>
        </text:list-header>
        <text:list-item>
          <text:p text:style-name="P25"><text:soft-page-break/><text:span text:style-name="Strong_20_Emphasis">Scenario</text:span>:</text:p>
          <text:list>
            <text:list-item>
              <text:p text:style-name="P25">You are only interested in working on a specific branch of the repository.</text:p>
            </text:list-item>
          </text:list>
        </text:list-item>
        <text:list-item>
          <text:p text:style-name="P25"><text:span text:style-name="Strong_20_Emphasis">Effect</text:span>:</text:p>
          <text:list>
            <text:list-item>
              <text:p text:style-name="P24">Clones the <text:span text:style-name="Source_20_Text">feature-branch</text:span> branch and checks it out as the default branch.</text:p>
            </text:list-item>
          </text:list>
        </text:list-item>
      </text:list>
      <text:h text:style-name="Heading_20_4" text:outline-level="4">4. <text:span text:style-name="Strong_20_Emphasis">Cloning Only the Latest Commit (</text:span><text:span text:style-name="Strong_20_Emphasis"><text:span text:style-name="Source_20_Text">--depth</text:span></text:span><text:span text:style-name="Strong_20_Emphasis">)</text:span></text:h>
      <text:list text:style-name="L5">
        <text:list-item>
          <text:p text:style-name="P26"><text:span text:style-name="Strong_20_Emphasis">Command</text:span>:</text:p>
          <text:p text:style-name="P7"><text:span text:style-name="Source_20_Text"><text:span text:style-name="T4">git clone --depth 1 &lt;repository_url&gt;</text:span></text:span></text:p>
        </text:list-item>
        <text:list-item>
          <text:p text:style-name="P27"><text:span text:style-name="Strong_20_Emphasis">Scenario</text:span>:</text:p>
          <text:list>
            <text:list-item>
              <text:p text:style-name="P27">You want a shallow clone with the latest state of the repository (useful for saving time and space).</text:p>
            </text:list-item>
            <text:list-item>
              <text:p text:style-name="P28">Downloads the latest code to reduce build times in CI/CD pipelines.</text:p>
            </text:list-item>
          </text:list>
        </text:list-item>
        <text:list-item>
          <text:p text:style-name="P27"><text:span text:style-name="Strong_20_Emphasis">Effect</text:span>:</text:p>
          <text:list>
            <text:list-item>
              <text:p text:style-name="P26">Downloads only the latest commit, not the full commit history.</text:p>
            </text:list-item>
          </text:list>
        </text:list-item>
        <text:list-item>
          <text:p text:style-name="P28"><text:span text:style-name="Strong_20_Emphasis">Shallow Clone Limitation</text:span></text:p>
          <text:list>
            <text:list-item>
              <text:p text:style-name="P29">Cause: Some operations (e.g., switching branches) fail with a shallow clone.</text:p>
            </text:list-item>
            <text:list-item>
              <text:p text:style-name="P28">Solution: Convert to a full clone:</text:p>
              <text:p text:style-name="P8"><text:span text:style-name="Source_20_Text"><text:span text:style-name="T4">git fetch --unshallow</text:span></text:span></text:p>
            </text:list-item>
          </text:list>
        </text:list-item>
      </text:list>
      <text:h text:style-name="Heading_20_4" text:outline-level="4"><text:span text:style-name="T1">5</text:span>. <text:span text:style-name="Strong_20_Emphasis">Cloning with Specific Credentials</text:span></text:h>
      <text:list text:style-name="L8">
        <text:list-header>
          <text:p text:style-name="P12"><text:span text:style-name="Source_20_Text"><text:span text:style-name="T4">git clone https://&lt;username&gt;:&lt;token&gt;@github.com/user/repo.git</text:span></text:span></text:p>
        </text:list-header>
        <text:list-item>
          <text:p text:style-name="P35"><text:span text:style-name="Strong_20_Emphasis">Scenario</text:span>:</text:p>
          <text:list>
            <text:list-item>
              <text:p text:style-name="P35">You need to authenticate with a token or username/password.</text:p>
            </text:list-item>
          </text:list>
        </text:list-item>
        <text:list-item>
          <text:p text:style-name="P35"><text:span text:style-name="Strong_20_Emphasis">Effect</text:span>:</text:p>
          <text:list>
            <text:list-item>
              <text:p text:style-name="P34">Clones the repository using the provided credential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ost-Cloning Actions</text:span></text:h>
      <text:p text:style-name="Text_20_body">After cloning a repository, you can:</text:p>
      <text:list text:style-name="L15">
        <text:list-item>
          <text:p text:style-name="P42">Navigate to the folder:</text:p>
          <text:p text:style-name="P14"><text:span text:style-name="Source_20_Text"><text:span text:style-name="T4">cd repo_name</text:span></text:span></text:p>
        </text:list-item>
        <text:list-item>
          <text:p text:style-name="P42">Check the remote URL:</text:p>
          <text:p text:style-name="P14"><text:span text:style-name="Source_20_Text"><text:span text:style-name="T4">git</text:span></text:span><text:span text:style-name="Source_20_Text"> </text:span><text:span text:style-name="Source_20_Text"><text:span text:style-name="T4">remote -v</text:span></text:span></text:p>
        </text:list-item>
        <text:list-item>
          <text:p text:style-name="P42">Fetch updates or switch branches:</text:p>
          <text:p text:style-name="P15"><text:span text:style-name="Source_20_Text"><text:span text:style-name="T4">git fetch</text:span></text:span></text:p>
          <text:p text:style-name="P13"><text:span text:style-name="Source_20_Text"><text:span text:style-name="T4">git checkout &lt;branch_name&gt;</text:span></text:span></text:p>
        </text:list-item>
      </text:list>
      <text:p text:style-name="Horizontal_20_Line"/>
      <text:h text:style-name="P2" text:outline-level="3"><text:soft-page-break/><text:span text:style-name="Strong_20_Emphasis">Common Error and Solutions</text:span></text:h>
      <text:list text:style-name="L16">
        <text:list-header>
          <text:p text:style-name="P45"><text:span text:style-name="Strong_20_Emphasis">Permission Denied</text:span></text:p>
          <text:list>
            <text:list-item>
              <text:p text:style-name="P44">Cause: Missing authentication for a private repository.</text:p>
            </text:list-item>
            <text:list-item>
              <text:p text:style-name="P44">Solution: Use a personal access token or SSH key.</text:p>
            </text:list-item>
          </text:list>
        </text:list-header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2:56:41.649864777</meta:creation-date>
    <dc:date>2024-12-11T13:15:12.364076625</dc:date>
    <meta:editing-duration>PT8M19S</meta:editing-duration>
    <meta:editing-cycles>1</meta:editing-cycles>
    <meta:document-statistic meta:table-count="0" meta:image-count="0" meta:object-count="0" meta:page-count="3" meta:paragraph-count="60" meta:word-count="412" meta:character-count="2442" meta:non-whitespace-character-count="2133"/>
    <meta:generator>LibreOffice/24.2.5.2$Linux_X86_64 LibreOffice_project/420$Build-2</meta:generator>
  </office:meta>
</office:document-meta>
</file>